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772cm" svg:height="0.962cm" svg:x="2.032cm" svg:y="1.886cm">
          <draw:text-box>
            <text:p>AAA</text:p>
          </draw:text-box>
        </draw:frame>
        <draw:frame draw:style-name="gr1" draw:text-style-name="P1" draw:layer="layout" svg:width="1.806cm" svg:height="0.962cm" svg:x="2.032cm" svg:y="2.686cm">
          <draw:text-box>
            <text:p>AAC</text:p>
          </draw:text-box>
        </draw:frame>
        <draw:frame draw:style-name="gr1" draw:text-style-name="P1" draw:layer="layout" svg:width="1.844cm" svg:height="0.962cm" svg:x="2.032cm" svg:y="3.486cm">
          <draw:text-box>
            <text:p>AAG</text:p>
          </draw:text-box>
        </draw:frame>
        <draw:frame draw:style-name="gr1" draw:text-style-name="P1" draw:layer="layout" svg:width="1.687cm" svg:height="0.962cm" svg:x="2.032cm" svg:y="4.286cm">
          <draw:text-box>
            <text:p>AAT</text:p>
          </draw:text-box>
        </draw:frame>
        <draw:frame draw:style-name="gr1" draw:text-style-name="P1" draw:layer="layout" svg:width="1.806cm" svg:height="0.962cm" svg:x="2.032cm" svg:y="5.086cm">
          <draw:text-box>
            <text:p>ACA</text:p>
          </draw:text-box>
        </draw:frame>
        <draw:frame draw:style-name="gr2" draw:text-style-name="P1" draw:layer="layout" svg:width="1.212cm" svg:height="3.605cm" svg:x="2.552cm" svg:y="5.85cm">
          <draw:text-box>
            <text:p>…………….</text:p>
          </draw:text-box>
        </draw:frame>
        <draw:frame draw:style-name="gr1" draw:text-style-name="P1" draw:layer="layout" svg:width="13.663cm" svg:height="0.962cm" svg:x="5.032cm" svg:y="1.886cm">
          <draw:text-box>
            <text:p>(1,0,0,0,0,0,0,0,0,0,0,0,0,0, …… ,0,0,0,0,0,0,0)</text:p>
          </draw:text-box>
        </draw:frame>
        <draw:frame draw:style-name="gr1" draw:text-style-name="P1" draw:layer="layout" svg:width="13.663cm" svg:height="0.962cm" svg:x="5.033cm" svg:y="2.586cm">
          <draw:text-box>
            <text:p>(0,1,0,0,0,0,0,0,0,0,0,0,0,0, …… ,0,0,0,0,0,0,0)</text:p>
          </draw:text-box>
        </draw:frame>
        <draw:frame draw:style-name="gr1" draw:text-style-name="P1" draw:layer="layout" svg:width="13.663cm" svg:height="0.962cm" svg:x="5.034cm" svg:y="3.386cm">
          <draw:text-box>
            <text:p>(0,0,1,0,0,0,0,0,0,0,0,0,0,0, …… ,0,0,0,0,0,0,0)</text:p>
          </draw:text-box>
        </draw:frame>
        <draw:frame draw:style-name="gr1" draw:text-style-name="P1" draw:layer="layout" svg:width="13.663cm" svg:height="0.962cm" svg:x="5.035cm" svg:y="4.186cm">
          <draw:text-box>
            <text:p>(0,0,0,1,0,0,0,0,0,0,0,0,0,0, …… ,0,0,0,0,0,0,0)</text:p>
          </draw:text-box>
        </draw:frame>
        <draw:frame draw:style-name="gr1" draw:text-style-name="P1" draw:layer="layout" svg:width="13.663cm" svg:height="0.962cm" svg:x="5.036cm" svg:y="4.886cm">
          <draw:text-box>
            <text:p>(0,0,0,0,1,0,0,0,0,0,0,0,0,0, …… ,0,0,0,0,0,0,0)</text:p>
          </draw:text-box>
        </draw:frame>
        <draw:frame draw:style-name="gr1" draw:text-style-name="P1" draw:layer="layout" svg:width="1.776cm" svg:height="0.962cm" svg:x="2.033cm" svg:y="9.286cm">
          <draw:text-box>
            <text:p>TGT</text:p>
          </draw:text-box>
        </draw:frame>
        <draw:frame draw:style-name="gr1" draw:text-style-name="P1" draw:layer="layout" svg:width="1.653cm" svg:height="0.962cm" svg:x="2.033cm" svg:y="10.086cm">
          <draw:text-box>
            <text:p>TTA</text:p>
          </draw:text-box>
        </draw:frame>
        <draw:frame draw:style-name="gr1" draw:text-style-name="P1" draw:layer="layout" svg:width="1.738cm" svg:height="0.962cm" svg:x="2.033cm" svg:y="10.886cm">
          <draw:text-box>
            <text:p>TTC</text:p>
          </draw:text-box>
        </draw:frame>
        <draw:frame draw:style-name="gr1" draw:text-style-name="P1" draw:layer="layout" svg:width="1.776cm" svg:height="0.962cm" svg:x="2.033cm" svg:y="11.686cm">
          <draw:text-box>
            <text:p>TTG</text:p>
          </draw:text-box>
        </draw:frame>
        <draw:frame draw:style-name="gr1" draw:text-style-name="P1" draw:layer="layout" svg:width="1.67cm" svg:height="0.962cm" svg:x="2.033cm" svg:y="12.486cm">
          <draw:text-box>
            <text:p>TTT</text:p>
          </draw:text-box>
        </draw:frame>
        <draw:frame draw:style-name="gr1" draw:text-style-name="P1" draw:layer="layout" svg:width="13.663cm" svg:height="0.962cm" svg:x="5.033cm" svg:y="9.286cm">
          <draw:text-box>
            <text:p>(0,0,0,0,0,0,0,0,0,0,0,0,0,0, …… ,0,0,1,0,0,0,0)</text:p>
          </draw:text-box>
        </draw:frame>
        <draw:frame draw:style-name="gr1" draw:text-style-name="P1" draw:layer="layout" svg:width="13.663cm" svg:height="0.962cm" svg:x="5.034cm" svg:y="9.986cm">
          <draw:text-box>
            <text:p>(0,0,0,0,0,0,0,0,0,0,0,0,0,0, …… ,0,0,0,1,0,0,0)</text:p>
          </draw:text-box>
        </draw:frame>
        <draw:frame draw:style-name="gr1" draw:text-style-name="P1" draw:layer="layout" svg:width="13.663cm" svg:height="0.962cm" svg:x="5.035cm" svg:y="10.786cm">
          <draw:text-box>
            <text:p>(0,0,0,0,0,0,0,0,0,0,0,0,0,0, …… ,0,0,0,0,1,0,0)</text:p>
          </draw:text-box>
        </draw:frame>
        <draw:frame draw:style-name="gr1" draw:text-style-name="P1" draw:layer="layout" svg:width="13.663cm" svg:height="0.962cm" svg:x="5.036cm" svg:y="11.586cm">
          <draw:text-box>
            <text:p>(0,0,0,0,0,0,0,0,0,0,0,0,0,0, …… ,0,0,0,0,0,1,0)</text:p>
          </draw:text-box>
        </draw:frame>
        <draw:frame draw:style-name="gr1" draw:text-style-name="P1" draw:layer="layout" svg:width="13.663cm" svg:height="0.962cm" svg:x="5.037cm" svg:y="12.286cm">
          <draw:text-box>
            <text:p>(0,0,0,0,0,0,0,0,0,0,0,0,0,0, …… ,0,0,0,0,0,0,1)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0T12:51:45.921340355</meta:creation-date>
    <dc:date>2017-05-10T13:09:37.796245690</dc:date>
    <meta:editing-duration>PT6M21S</meta:editing-duration>
    <meta:editing-cycles>1</meta:editing-cycles>
    <meta:document-statistic meta:object-count="44"/>
    <meta:generator>LibreOffice/5.1.6.2$Linux_X86_64 LibreOffice_project/10m0$Build-2</meta:generator>
  </office:meta>
</office:document-meta>
</file>